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5F0000002AC742AA695EA90F2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5pt" officeooo:rsid="00090fa6" officeooo:paragraph-rsid="00090fa6" style:font-size-asian="13.1000003814697pt" style:font-size-complex="15pt"/>
    </style:style>
    <style:style style:name="P2" style:family="paragraph" style:parent-style-name="Standard">
      <style:paragraph-properties fo:text-align="start" style:justify-single-word="false"/>
      <style:text-properties style:font-name="Ubuntu" fo:font-size="12pt" officeooo:rsid="00090fa6" officeooo:paragraph-rsid="00090fa6" style:font-size-asian="10.5pt" style:font-size-complex="12pt"/>
    </style:style>
    <style:style style:name="P3" style:family="paragraph" style:parent-style-name="Standard">
      <style:paragraph-properties fo:text-align="start" style:justify-single-word="false"/>
      <style:text-properties style:font-name="Ubuntu" fo:font-size="12pt" officeooo:rsid="000d046b" officeooo:paragraph-rsid="001fd8fa" style:font-size-asian="10.5pt" style:font-size-complex="12pt"/>
    </style:style>
    <style:style style:name="P4" style:family="paragraph" style:parent-style-name="Standard">
      <style:paragraph-properties fo:text-align="start" style:justify-single-word="false"/>
      <style:text-properties style:font-name="Ubuntu" fo:font-size="12pt" officeooo:rsid="001fd8fa" officeooo:paragraph-rsid="001fd8fa" style:font-size-asian="10.5pt" style:font-size-complex="12pt"/>
    </style:style>
    <style:style style:name="P5" style:family="paragraph" style:parent-style-name="Standard">
      <style:paragraph-properties fo:text-align="start" style:justify-single-word="false"/>
      <style:text-properties style:font-name="Ubuntu" fo:font-size="12pt" officeooo:rsid="00219a45" officeooo:paragraph-rsid="00219a45" style:font-size-asian="10.5pt" style:font-size-complex="12pt"/>
    </style:style>
    <style:style style:name="P6" style:family="paragraph" style:parent-style-name="Standard">
      <style:paragraph-properties fo:text-align="start" style:justify-single-word="false"/>
      <style:text-properties style:font-name="Ubuntu" fo:font-size="12pt" officeooo:rsid="00233878" officeooo:paragraph-rsid="00233878" style:font-size-asian="10.5pt" style:font-size-complex="12pt"/>
    </style:style>
    <style:style style:name="P7" style:family="paragraph" style:parent-style-name="Standard">
      <style:paragraph-properties fo:text-align="start" style:justify-single-word="false"/>
      <style:text-properties style:font-name="Ubuntu" fo:font-size="12pt" officeooo:rsid="00233878" officeooo:paragraph-rsid="0025de81" style:font-size-asian="10.5pt" style:font-size-complex="12pt"/>
    </style:style>
    <style:style style:name="P8" style:family="paragraph" style:parent-style-name="Standard">
      <style:paragraph-properties fo:text-align="start" style:justify-single-word="false"/>
      <style:text-properties style:font-name="Ubuntu" fo:font-size="12pt" style:text-underline-style="none" officeooo:rsid="00090fa6" officeooo:paragraph-rsid="00090fa6" style:font-size-asian="10.5pt" style:font-size-complex="12pt"/>
    </style:style>
    <style:style style:name="P9" style:family="paragraph" style:parent-style-name="Standard">
      <style:paragraph-properties fo:text-align="start" style:justify-single-word="false"/>
      <style:text-properties style:font-name="Ubuntu" fo:font-size="12pt" style:text-underline-style="none" officeooo:rsid="00281943" officeooo:paragraph-rsid="00281943" style:font-size-asian="10.5pt" style:font-size-complex="12pt"/>
    </style:style>
    <style:style style:name="P10" style:family="paragraph" style:parent-style-name="Standard">
      <style:paragraph-properties fo:text-align="start" style:justify-single-word="false"/>
      <style:text-properties style:font-name="Ubuntu" fo:font-size="12pt" style:text-underline-style="none" officeooo:rsid="002b4b63" officeooo:paragraph-rsid="002b4b63" style:font-size-asian="10.5pt" style:font-size-complex="12pt"/>
    </style:style>
    <style:style style:name="P11" style:family="paragraph" style:parent-style-name="Standard">
      <style:paragraph-properties fo:text-align="start" style:justify-single-word="false"/>
      <style:text-properties style:font-name="Ubuntu" fo:font-size="12pt" style:text-underline-style="none" officeooo:rsid="002bac46" officeooo:paragraph-rsid="002bac46" style:font-size-asian="10.5pt" style:font-size-complex="12pt"/>
    </style:style>
    <style:style style:name="P12" style:family="paragraph" style:parent-style-name="Standard">
      <style:paragraph-properties fo:text-align="start" style:justify-single-word="false"/>
      <style:text-properties style:font-name="Ubuntu" fo:font-size="12pt" style:text-underline-style="none" officeooo:rsid="002fadd9" officeooo:paragraph-rsid="002fadd9" style:font-size-asian="10.5pt" style:font-size-complex="12pt"/>
    </style:style>
    <style:style style:name="P13" style:family="paragraph" style:parent-style-name="Standard">
      <style:paragraph-properties fo:text-align="start" style:justify-single-word="false"/>
      <style:text-properties style:font-name="Ubuntu" fo:font-size="12pt" style:text-underline-style="none" officeooo:rsid="0035b985" officeooo:paragraph-rsid="0035b985" style:font-size-asian="10.5pt" style:font-size-complex="12pt"/>
    </style:style>
    <style:style style:name="P14" style:family="paragraph" style:parent-style-name="Standard">
      <style:paragraph-properties fo:text-align="start" style:justify-single-word="false"/>
      <style:text-properties style:font-name="Ubuntu" fo:font-size="12pt" officeooo:paragraph-rsid="00090fa6"/>
    </style:style>
    <style:style style:name="P15"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02fadd9" officeooo:paragraph-rsid="002fadd9" style:font-size-asian="10.5pt" style:font-size-complex="12pt"/>
    </style:style>
    <style:style style:name="P16" style:family="paragraph" style:parent-style-name="Standard">
      <style:paragraph-properties fo:text-align="start" style:justify-single-word="false"/>
      <style:text-properties style:font-name="Ubuntu" fo:font-size="12pt" style:text-underline-style="solid" style:text-underline-width="auto" style:text-underline-color="font-color" officeooo:rsid="0035b103" officeooo:paragraph-rsid="0035b103" style:font-size-asian="10.5pt" style:font-size-complex="12pt"/>
    </style:style>
    <style:style style:name="P17" style:family="paragraph" style:parent-style-name="Standard">
      <style:paragraph-properties fo:text-align="center" style:justify-single-word="false"/>
      <style:text-properties style:font-name="Ubuntu" fo:font-size="15pt" officeooo:rsid="00090fa6" officeooo:paragraph-rsid="00090fa6" style:font-size-asian="13.1000003814697pt" style:font-size-complex="15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0c4094"/>
    </style:style>
    <style:style style:name="T3" style:family="text">
      <style:text-properties style:text-underline-style="solid" style:text-underline-width="auto" style:text-underline-color="font-color" officeooo:rsid="0026d2a1"/>
    </style:style>
    <style:style style:name="T4" style:family="text">
      <style:text-properties fo:font-size="13pt" style:text-underline-style="solid" style:text-underline-width="auto" style:text-underline-color="font-color" style:font-size-asian="13pt" style:font-size-complex="13pt"/>
    </style:style>
    <style:style style:name="T5" style:family="text">
      <style:text-properties officeooo:rsid="000af300"/>
    </style:style>
    <style:style style:name="T6" style:family="text">
      <style:text-properties style:font-name="monospace" fo:font-size="10.5pt"/>
    </style:style>
    <style:style style:name="T7" style:family="text">
      <style:text-properties style:text-underline-style="none" officeooo:rsid="00090fa6" style:font-size-asian="10.5pt" style:font-size-complex="12pt"/>
    </style:style>
    <style:style style:name="T8" style:family="text">
      <style:text-properties style:text-underline-style="none" officeooo:rsid="000d046b" style:font-size-asian="10.5pt" style:font-size-complex="12pt"/>
    </style:style>
    <style:style style:name="T9" style:family="text">
      <style:text-properties officeooo:rsid="000ddb62"/>
    </style:style>
    <style:style style:name="T10" style:family="text">
      <style:text-properties officeooo:rsid="000ed074"/>
    </style:style>
    <style:style style:name="T11" style:family="text">
      <style:text-properties officeooo:rsid="001fd8fa"/>
    </style:style>
    <style:style style:name="T12" style:family="text">
      <style:text-properties officeooo:rsid="00219a45"/>
    </style:style>
    <style:style style:name="T13" style:family="text">
      <style:text-properties officeooo:rsid="00233878"/>
    </style:style>
    <style:style style:name="T14" style:family="text">
      <style:text-properties officeooo:rsid="00241886"/>
    </style:style>
    <style:style style:name="T15" style:family="text">
      <style:text-properties officeooo:rsid="0029fb7b"/>
    </style:style>
    <style:style style:name="T16" style:family="text">
      <style:text-properties officeooo:rsid="002fd359"/>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Final Project : Image recognition</text:p>
      <text:p text:style-name="P1"/>
      <text:p text:style-name="P2"><text:tab/><text:span text:style-name="T4">Description du projet</text:span></text:p>
      <text:p text:style-name="P2"><text:span text:style-name="T1"/></text:p>
      <text:p text:style-name="P2"><text:span text:style-name="T1"/></text:p>
      <text:p text:style-name="P8"><text:tab/>Tout d’abord le but de ce projet est de créer et interpréter un système de reconnaissance d’image basé sur le data-set « CIFAR-10 ». Il s’agit d’une base de donnée contenant un grand nombre d’image que l’on peut regrouper à travers 10 classes différentes. En effet, ce jeu de données est composé de 50 000 images di<text:span text:style-name="T5">stinctes les unes des autres</text:span> sur lesquelles on va se baser pour entraîner et analyser les résultats et les performances de plusieurs modèles.</text:p>
      <text:p text:style-name="P8"/>
      <text:p text:style-name="P8"><text:tab/></text:p>
      <text:p text:style-name="P8"><text:tab/><text:span text:style-name="T3">Analyse des données récupérées</text:span></text:p>
      <text:p text:style-name="P8"><text:span text:style-name="T2"/></text:p>
      <text:p text:style-name="P8"/>
      <text:p text:style-name="P14"><text:span text:style-name="T7"><text:tab/></text:span><text:span text:style-name="T8">Penchons nous d’abord sur la représentation des données lorsque nous les récupérons depuis le site : </text:span><text:a xlink:type="simple" xlink:href="http://www.cs.toronto.edu/~kriz/cifar.html" text:style-name="Internet_20_link" text:visited-style-name="Visited_20_Internet_20_Link"><text:span text:style-name="T6">http://www.cs.toronto.edu/~kriz/cifar.html</text:span></text:a><text:span text:style-name="T6">.</text:span></text:p>
      <text:p text:style-name="P3">Après la récupération brut des données, il est primordial de savoir comment nous sont passé ces données en terme de représentation. En effet, après une brève analyse des données téléchargées, on peut facilement se rendre compte que nous avons cinq « batches » d’entraînement contenant chacun 10 000 images qui vont nous permettre d’entraîner nos différents modèles, et un « batche » de test qui va nous servir à évaluer les <text:span text:style-name="T9">performances</text:span> de ces mêmes modèles.<text:line-break/><text:span text:style-name="T10">Une des première question que l’on doit se poser, est «comment sont représentées les images qui nous sont données?». En effet, bien analyser et comprendre les données est une étape indispensable avant même de faire quoi que ce soit avec celles-ci. Ici les fichiers représentants les images sont au format «pickle», un format facilement récupérable et éditable avec le langage python. Après le chargement des données on se retrouve facilement avec un dictonnaire contenant la représentation des images et des labels correspondants à ces images.<text:line-break/>Ces images sont représentés sous la forme d’un matrice à deux dimension de type «numpy.ndarray» de taille (10 000, 3072). Chaque ligne représente une image. Les 1024 premières valeurs d’une ligne représentent la composante rouge d’un pixel de l’image, les 1024 suivantes représentent la composante verte des mêmes pixels et les 1024 dernières valeurs sont pour le bleu. Nous avons donc ici 10 000 images de taille 32 * 32 où chaque pixel est représenté par trois composantes (RGB).<text:line-break/>Pour ce qui est de la représentation des labels, il s’agit d’une simple liste de 10 000 entrées comprises entre zéro et neuf (pour 10 classes au total) dont l’indice du label corresponds au même indice de l’image.<text:line-break/>Avec les données fournis, il est également possible de voir la correspondance entre les numéro de labels et la classe des images réelle (ces analyses ont été faites sur le batch 1 du jeu de donnée) :</text:span></text:p>
      <text:p text:style-name="P3"/>
      <text:p text:style-name="P3"><text:span text:style-name="T11">0 : airplane</text:span></text:p>
      <text:p text:style-name="P3"><text:span text:style-name="T11">1 : automobile</text:span></text:p>
      <text:p text:style-name="P4">2 : bird</text:p>
      <text:p text:style-name="P4">3 : ship</text:p>
      <text:p text:style-name="P4">4 : <text:span text:style-name="T12">deer</text:span></text:p>
      <text:p text:style-name="P5">5 : dog</text:p>
      <text:p text:style-name="P5">6 : frog</text:p>
      <text:p text:style-name="P5">7 : h<text:span text:style-name="T13">orse</text:span></text:p>
      <text:p text:style-name="P6"><text:soft-page-break/>8 : ship</text:p>
      <text:p text:style-name="P7">9 : <text:span text:style-name="T14">truck</text:span></text:p>
      <text:p text:style-name="P7"><text:s/></text:p>
      <text:p text:style-name="P9">Une bonne chose à regarder avant de parler de divers modèles et classifications et de simplement regarder le nombre d’exempl<text:span text:style-name="T15">e par classe et d’obtenir une distribution des classes:</text:span></text:p>
      <text:p text:style-name="P9"/>
      <text:p text:style-name="P10">Nous avons ici un nombre d’exemple relativement identique pour chacune des classes. En effet, cela varie autour de 1000 images pour chaque labels. On observe donc une répartition quasiment uniforme de 10 % pour chaque classe.</text:p>
      <text:p text:style-name="P10"><draw:frame draw:style-name="fr1" draw:name="Image1" text:anchor-type="paragraph" svg:x="0cm" svg:y="0.344cm" svg:width="17cm" svg:height="0.78cm" draw:z-index="0"><draw:image xlink:href="Pictures/100000000000045F0000002AC742AA695EA90F29.png" xlink:type="simple" xlink:show="embed" xlink:actuate="onLoad" loext:mime-type="image/png"/></draw:frame></text:p>
      <text:p text:style-name="P10"/>
      <text:p text:style-name="P10"/>
      <text:p text:style-name="P11">Ci-dessus on peut voir un liste contenant la répartition des exemples pour chaque classes.</text:p>
      <text:p text:style-name="P11"/>
      <text:p text:style-name="P11"/>
      <text:p text:style-name="P15">Quelques analyses de résultats sur les données CIFAR-10</text:p>
      <text:p text:style-name="P15"/>
      <text:p text:style-name="P15"/>
      <text:p text:style-name="P12"><text:tab/>Le jeu de données CIFAR-10 est un standard dans le monde du machine learning. En effet, il s’agit d’un ensemble qui est très souvent utilisé pour tester, optimiser et entraîner un grand nombre de modèles et de nouveaux algorithmes d’apprentissage automatique. <text:span text:style-name="T16">Il est donc facile de se renseigner et trouver les meilleurs résultats obtenues pour cette tâche de classification. Les meilleurs algorithmes ont aujourd’hui un taux d’erreur d’environ 5%. Ce sont d’excellent résultats qui utilisent des algorithmes très complexes. Malheureusement la démarche que nous allons appréhender dans ce projet ne nous permettras pas d’obtenir de telles performances car les fonctionnements de nos algorithmes seront plus simplifiés et plus modestes. Cependant nous devrions observer des résultats interprétables qui vont nous permettre de bien comprendre les différences entre des approches naïves et des approches un peu plus réfléchis.</text:span></text:p>
      <text:p text:style-name="P12"/>
      <text:p text:style-name="P12"/>
      <text:p text:style-name="P16">Approche Naïve :</text:p>
      <text:p text:style-name="P16"/>
      <text:p text:style-name="P13">K-Mea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10:43:42.074700109</meta:creation-date>
    <dc:date>2018-04-03T15:12:24.039575819</dc:date>
    <meta:editing-duration>PT4H17M59S</meta:editing-duration>
    <meta:editing-cycles>37</meta:editing-cycles>
    <meta:generator>LibreOffice/5.4.5.1$Linux_X86_64 LibreOffice_project/40m0$Build-1</meta:generator>
    <meta:document-statistic meta:table-count="0" meta:image-count="1" meta:object-count="0" meta:page-count="2" meta:paragraph-count="25" meta:word-count="679" meta:character-count="4175" meta:non-whitespace-character-count="3512"/>
  </office:meta>
</office:document-meta>
</file>